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/>
          <table:table-cell table:style-name="ce1"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table:style-name="ce1"/>
          <table:table-cell office:value-type="string" table:style-name="ce1">
            <text:p>Suspected</text:p>
          </table:table-cell>
          <table:table-cell table:style-name="ce1"/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70" table:style-name="ce1">
            <text:p>7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5.871000000000002" table:style-name="ce1">
            <text:p>35.87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18</text:p>
          </table:table-cell>
          <table:table-cell office:value-type="float" office:value="0" table:style-name="ce1">
            <text:p>0</text:p>
          </table:table-cell>
          <table:table-cell office:value-type="float" office:value="125.235" table:style-name="ce1">
            <text:p>125.23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25.12700000000001" table:style-name="ce1">
            <text:p>325.127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486.303" table:style-name="ce1">
            <text:p>486.30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47" table:style-name="ce1">
            <text:p>34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1.3420000000000001" table:style-name="ce1">
            <text:p>1.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6,8</text:p>
          </table:table-cell>
          <table:table-cell office:value-type="float" office:value="0" table:style-name="ce1">
            <text:p>0</text:p>
          </table:table-cell>
          <table:table-cell office:value-type="float" office:value="5.0010000000000003" table:style-name="ce1">
            <text:p>5.00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4" table:style-name="ce1">
            <text:p>14</text:p>
          </table:table-cell>
          <table:table-cell office:value-type="float" office:value="4.2619999999999996" table:style-name="ce1">
            <text:p>4.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6,3</text:p>
          </table:table-cell>
          <table:table-cell office:value-type="float" office:value="0" table:style-name="ce1">
            <text:p>0</text:p>
          </table:table-cell>
          <table:table-cell office:value-type="float" office:value="6.4260000000000002" table:style-name="ce1">
            <text:p>6.42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9" table:style-name="ce1">
            <text:p>9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1</text:p>
          </table:table-cell>
          <table:table-cell office:value-type="float" office:value="0" table:style-name="ce1">
            <text:p>0</text:p>
          </table:table-cell>
          <table:table-cell office:value-type="float" office:value="16.254999999999999" table:style-name="ce1">
            <text:p>16.25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7.181" table:style-name="ce1">
            <text:p>7.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5,3</text:p>
          </table:table-cell>
          <table:table-cell office:value-type="float" office:value="0" table:style-name="ce1">
            <text:p>0</text:p>
          </table:table-cell>
          <table:table-cell office:value-type="float" office:value="8.423" table:style-name="ce1">
            <text:p>8.42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3.657" table:style-name="ce1">
            <text:p>3.657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2,7</text:p>
          </table:table-cell>
          <table:table-cell office:value-type="float" office:value="0" table:style-name="ce1">
            <text:p>0</text:p>
          </table:table-cell>
          <table:table-cell office:value-type="float" office:value="6.2560000000000002" table:style-name="ce1">
            <text:p>6.25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.9870000000000001" table:style-name="ce1">
            <text:p>3.987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7.722999999999999" table:style-name="ce1">
            <text:p>17.723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8,6</text:p>
          </table:table-cell>
          <table:table-cell office:value-type="float" office:value="0" table:style-name="ce1">
            <text:p>0</text:p>
          </table:table-cell>
          <table:table-cell office:value-type="float" office:value="46.695" table:style-name="ce1">
            <text:p>46.69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1.247999999999999" table:style-name="ce1">
            <text:p>11.24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0.651999999999999" table:style-name="ce1">
            <text:p>10.65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261" table:style-name="ce1">
            <text:p>2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470" table:style-name="ce1">
            <text:p>47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0.603" table:style-name="ce1">
            <text:p>10.60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405" table:style-name="ce1">
            <text:p>40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37.363999999999997" table:style-name="ce1">
            <text:p>37.36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office:value-type="float" office:value="5.8769999999999998" table:style-name="ce1">
            <text:p>5.87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2,6</text:p>
          </table:table-cell>
          <table:table-cell office:value-type="float" office:value="0" table:style-name="ce1">
            <text:p>0</text:p>
          </table:table-cell>
          <table:table-cell office:value-type="float" office:value="11.023999999999999" table:style-name="ce1">
            <text:p>11.02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10.976000000000001" table:style-name="ce1">
            <text:p>10.976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2,3</text:p>
          </table:table-cell>
          <table:table-cell office:value-type="float" office:value="0" table:style-name="ce1">
            <text:p>0</text:p>
          </table:table-cell>
          <table:table-cell office:value-type="float" office:value="49.529000000000003" table:style-name="ce1">
            <text:p>49.529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0" table:style-name="ce1">
            <text:p>10</text:p>
          </table:table-cell>
          <table:table-cell office:value-type="float" office:value="393" table:style-name="ce1">
            <text:p>393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16.225000000000001" table:style-name="ce1">
            <text:p>16.22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1.161000000000001" table:style-name="ce1">
            <text:p>31.16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6</text:p>
          </table:table-cell>
          <table:table-cell office:value-type="float" office:value="0" table:style-name="ce1">
            <text:p>0</text:p>
          </table:table-cell>
          <table:table-cell office:value-type="float" office:value="31.292000000000002" table:style-name="ce1">
            <text:p>31.292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19.273" table:style-name="ce1">
            <text:p>19.273</text:p>
          </table:table-cell>
          <table:table-cell office:value-type="float" office:value="1.3149999999999999" table:style-name="ce1">
            <text:p>1.3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14,8</text:p>
          </table:table-cell>
          <table:table-cell office:value-type="float" office:value="0" table:style-name="ce1">
            <text:p>0</text:p>
          </table:table-cell>
          <table:table-cell office:value-type="float" office:value="139.23099999999999" table:style-name="ce1">
            <text:p>139.23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42.154000000000003" table:style-name="ce1">
            <text:p>42.15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Brazil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3.5169999999999999" table:style-name="ce1">
            <text:p>3.517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03.65700000000001" table:style-name="ce1">
            <text:p>203.65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7.923999999999999" table:style-name="ce1">
            <text:p>17.92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table:style-name="ce1"/>
          <table:table-cell office:value-type="string" table:style-name="ce1">
            <text:p>Week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7.032" table:style-name="ce1">
            <text:p>7.03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.4289999999999998" table:style-name="ce1">
            <text:p>3.429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3.5710000000000002" table:style-name="ce1">
            <text:p>3.571</text:p>
          </table:table-cell>
          <table:table-cell office:value-type="float" office:value="121" table:style-name="ce1">
            <text:p>121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1,3</text:p>
          </table:table-cell>
          <table:table-cell office:value-type="float" office:value="0" table:style-name="ce1">
            <text:p>0</text:p>
          </table:table-cell>
          <table:table-cell office:value-type="float" office:value="274.19600000000003" table:style-name="ce1">
            <text:p>274.19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12" table:style-name="ce1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87" table:style-name="ce1">
            <text:p>38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290" table:style-name="ce1">
            <text:p>29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48" table:style-name="ce1">
            <text:p>14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73" table:style-name="ce1">
            <text:p>7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10" table:style-name="ce1">
            <text:p>1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807" table:style-name="ce1">
            <text:p>80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2.8130000000000002" table:style-name="ce1">
            <text:p>2.81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02" table:style-name="ce1">
            <text:p>1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548" table:style-name="ce1">
            <text:p>548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.3460000000000001" table:style-name="ce1">
            <text:p>1.34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style-name="ce1"/>
          <table:table-cell office:value-type="string" table:style-name="ce1">
            <text:p>Week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Subtot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,0</text:p>
          </table:table-cell>
          <table:table-cell office:value-type="float" office:value="0" table:style-name="ce1">
            <text:p>0</text:p>
          </table:table-cell>
          <table:table-cell office:value-type="float" office:value="7.3449999999999998" table:style-name="ce1">
            <text:p>7.34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float" office:value="40.582999999999998" table:style-name="ce1">
            <text:p>40.583</text:p>
          </table:table-cell>
          <table:table-cell office:value-type="float" office:value="1.966" table:style-name="ce1">
            <text:p>1.966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4,3</text:p>
          </table:table-cell>
          <table:table-cell office:value-type="float" office:value="0" table:style-name="ce1">
            <text:p>0</text:p>
          </table:table-cell>
          <table:table-cell office:value-type="float" office:value="991.13400000000001" table:style-name="ce1">
            <text:p>991.13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1:58Z</meta:creation-date>
    <dc:date>2018-09-01T14:36:09Z</dc:date>
  </office:meta>
</office:document-meta>
</file>